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Yes, it was always this hard to write a story that your heart likes.</text:p>
      <text:p text:style-name="Normal">Or maybe... We’re listening to it better than on those days, and we’re discovering that it’s very hard to please indeed. It’s almost been two years since then. Since that time. Do you think some sort of miracle will happen, and we’ll start writing like there’s no tomorrow again?</text:p>
      <text:p text:style-name="Normal">It depends. On you. What will you do? What will you choose to do?</text:p>
      <text:p text:style-name="Normal">Hm... I’d like to crack my heart’s code. What type of story does it like? What type of happenings, of events does it like to see? I guess we can’t just put things we like in there and expect it to work, but... We’ll try. Perhaps it will work.</text:p>
      <text:p text:style-name="Normal">So, heart, what do you like?</text:p>
      <text:p text:style-name="Normal">So, self, what do we lik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